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5b277d" loext:opacity="100%" fo:font-size="18pt" officeooo:paragraph-rsid="00052538" style:font-size-asian="18pt" style:font-size-complex="18pt"/>
    </style:style>
    <style:style style:name="P2" style:family="paragraph" style:parent-style-name="Standard">
      <style:text-properties fo:color="#5b277d" loext:opacity="100%" fo:font-size="18pt" officeooo:paragraph-rsid="0007e84d" style:font-size-asian="18pt" style:font-size-complex="18pt"/>
    </style:style>
    <style:style style:name="P3" style:family="paragraph" style:parent-style-name="Standard">
      <style:text-properties fo:color="#5b277d" loext:opacity="100%" fo:font-size="18pt" officeooo:paragraph-rsid="00097732" style:font-size-asian="18pt" style:font-size-complex="18pt"/>
    </style:style>
    <style:style style:name="P4" style:family="paragraph" style:parent-style-name="Standard">
      <style:text-properties fo:color="#5b277d" loext:opacity="100%" fo:font-size="18pt" officeooo:paragraph-rsid="000d953e" style:font-size-asian="18pt" style:font-size-complex="18pt"/>
    </style:style>
    <style:style style:name="T1" style:family="text">
      <style:text-properties officeooo:rsid="00072452"/>
    </style:style>
    <style:style style:name="T2" style:family="text">
      <style:text-properties officeooo:rsid="00075bb6"/>
    </style:style>
    <style:style style:name="T3" style:family="text">
      <style:text-properties officeooo:rsid="0007e84d"/>
    </style:style>
    <style:style style:name="T4" style:family="text">
      <style:text-properties fo:color="#00a933" loext:opacity="100%" fo:font-size="12pt" officeooo:rsid="0007e84d" style:font-size-asian="12pt" style:font-size-complex="12pt"/>
    </style:style>
    <style:style style:name="T5" style:family="text">
      <style:text-properties fo:color="#00a933" loext:opacity="100%" style:font-name="Liberation Serif" fo:font-size="12pt" officeooo:rsid="0007e84d" style:font-size-asian="12pt" style:font-size-complex="12pt"/>
    </style:style>
    <style:style style:name="T6" style:family="text">
      <style:text-properties fo:color="#ed4c05" loext:opacity="100%" fo:font-size="12pt" officeooo:rsid="0007e84d" style:font-size-asian="12pt" style:font-size-complex="12pt"/>
    </style:style>
    <style:style style:name="T7" style:family="text">
      <style:text-properties fo:color="#bf819e" loext:opacity="100%" fo:font-size="12pt" officeooo:rsid="0007e84d" style:font-size-asian="12pt" style:font-size-complex="12pt"/>
    </style:style>
    <style:style style:name="T8" style:family="text">
      <style:text-properties fo:color="#b85c00" loext:opacity="100%" fo:font-size="12pt" officeooo:rsid="0007e84d" style:font-size-asian="12pt" style:font-size-complex="12pt"/>
    </style:style>
    <style:style style:name="T9" style:family="text">
      <style:text-properties fo:color="#999999" loext:opacity="100%" fo:font-size="12pt" officeooo:rsid="0007e84d" style:font-size-asian="12pt" style:font-size-complex="12pt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officeooo:rsid="0007e84d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officeooo:rsid="00075bb6"/>
    </style:style>
    <style:style style:name="T14" style:family="text">
      <style:text-properties style:font-name="Liberation Serif" officeooo:rsid="00097732"/>
    </style:style>
    <style:style style:name="T15" style:family="text">
      <style:text-properties officeooo:rsid="000d953e"/>
    </style:style>
    <style:style style:name="T16" style:family="text">
      <style:text-properties officeooo:rsid="000f67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-root<text:span text:style-name="T1">(project folder)</text:span>/</text:p>
      <text:p text:style-name="P1">│</text:p>
      <text:p text:style-name="P1">├── cmd/ <text:span text:style-name="T4">(This folder contains the main entry point of your application. Typically one per binary)</text:span></text:p>
      <text:p text:style-name="P1">│ <text:s text:c="2"/>└── api/</text:p>
      <text:p text:style-name="P2">│ <text:s text:c="6"/>├── server.go <text:s/>// Entry point</text:p>
      <text:p text:style-name="P2">│<text:tab/> <text:s/>└── .<text:span text:style-name="T3">env</text:span></text:p>
      <text:p text:style-name="P1">│</text:p>
      <text:p text:style-name="P2">├── internal/ <text:span text:style-name="T6">(This folder contains the private application code, including your API handlers, models and repos)</text:span></text:p>
      <text:p text:style-name="P2">│ <text:s text:c="2"/>├── api/ <text:span text:style-name="T7">(This folder contains your API handlers and middleware functions)</text:span></text:p>
      <text:p text:style-name="P1">│ <text:s text:c="2"/>│ <text:s text:c="2"/>├── handler<text:span text:style-name="T2">s</text:span>/</text:p>
      <text:p text:style-name="P4">│ <text:s text:c="2"/>│ <text:s text:c="2"/>├── <text:span text:style-name="T15">router</text:span>/</text:p>
      <text:p text:style-name="P1">│ <text:s text:c="2"/>│ <text:s text:c="2"/>└── middlewares/</text:p>
      <text:p text:style-name="P2">│ <text:s text:c="2"/>├── model<text:span text:style-name="T2">s</text:span>/ <text:span text:style-name="T4">(This folder contains your data models or domain entities)</text:span></text:p>
      <text:p text:style-name="P3"><text:span text:style-name="T10">│ <text:s text:c="2"/>│ <text:s text:c="2"/>├── </text:span><text:span text:style-name="T14">user.go</text:span></text:p>
      <text:p text:style-name="P3"><text:span text:style-name="T10">│ <text:s text:c="2"/>│ <text:s text:c="2"/>└── </text:span><text:span text:style-name="T14">product.go</text:span></text:p>
      <text:p text:style-name="P2">│ <text:s text:c="2"/>└── repository/ <text:span text:style-name="T8">(This folder contains the code for accessing the data store, eg. database, file system)</text:span></text:p>
      <text:p text:style-name="P1">│ <text:s text:c="8"/>├── mongodb/</text:p>
      <text:p text:style-name="P1">│ <text:s text:c="8"/>│ <text:s text:c="2"/>└── mongoconnect.go</text:p>
      <text:p text:style-name="P1">│ <text:s text:c="8"/>└── sqlconnect/</text:p>
      <text:p text:style-name="P1">│ <text:s text:c="14"/>└── sqlconfig.go</text:p>
      <text:p text:style-name="P1">│</text:p>
      <text:p text:style-name="P2">├── pkg/ <text:span text:style-name="T9">(This folder holds public libraries or packages that can be used by other projects)</text:span></text:p>
      <text:p text:style-name="P1">│ <text:s text:c="2"/>└── util<text:span text:style-name="T16">s</text:span>/</text:p>
      <text:p text:style-name="P1">│ <text:s text:c="6"/>├── error_handling.go // Utility functions for error handling</text:p>
      <text:p text:style-name="P1">│ <text:s text:c="6"/>└── jwt_processing.go <text:s/>// JWT processing functions</text:p>
      <text:p text:style-name="P1">│</text:p>
      <text:p text:style-name="P2">├── <text:span text:style-name="T3">proto</text:span>/ <text:span text:style-name="T4">(This folder contains the protocol buffer source and generated files)</text:span></text:p>
      <text:p text:style-name="P1">│ <text:s text:c="2"/>└── <text:span text:style-name="T3">main.proto</text:span> // <text:span text:style-name="T3">Protocol buffer file</text:span></text:p>
      <text:p text:style-name="P1">│</text:p>
      <text:p text:style-name="P1">├── go.mod</text:p>
      <text:p text:style-name="P1">└── go.su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midd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1354in" fo:margin-bottom="0.7811in" fo:margin-left="0.1354in" fo:margin-right="0.114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7T14:06:21.748306836</meta:creation-date>
    <dc:date>2024-08-17T14:39:20.191762686</dc:date>
    <meta:editing-duration>PT32M54S</meta:editing-duration>
    <meta:editing-cycles>8</meta:editing-cycles>
    <meta:generator>LibreOffice/24.2.5.2$Linux_X86_64 LibreOffice_project/bffef4ea93e59bebbeaf7f431bb02b1a39ee8a59</meta:generator>
    <meta:document-statistic meta:table-count="0" meta:image-count="0" meta:object-count="0" meta:page-count="1" meta:paragraph-count="31" meta:word-count="183" meta:character-count="1156" meta:non-whitespace-character-count="910"/>
  </office:meta>
</office:document-meta>
</file>